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 name: Configuring ssh authentication</text:p>
      <text:p text:style-name="Standard"><text:s text:c="2"/>copy: src="../ansible/files/id_rsa" dest=/home/{{ user_name }}/.ssh/id_rsa mode=0600 owner={{ user_name }} group={{ user_name }}</text:p>
      <text:p text:style-name="Standard"/>
      <text:p text:style-name="Standard">- name: Configuring ssh pub authentication</text:p>
      <text:p text:style-name="Standard"><text:s text:c="2"/>copy: src="../ansible/files/id_rsa.pub" dest=/home/{{ user_name }}/.ssh/id_rsa.pub mode=0644 owner={{ user_name }} group={{ user_name }}You have new mail in /var/mail/ubun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50:43.104246054</meta:creation-date>
    <dc:date>2019-02-13T17:51:04.164720695</dc:date>
    <meta:editing-duration>PT21S</meta:editing-duration>
    <meta:editing-cycles>1</meta:editing-cycles>
    <meta:document-statistic meta:table-count="0" meta:image-count="0" meta:object-count="0" meta:page-count="1" meta:paragraph-count="4" meta:word-count="40" meta:character-count="385" meta:non-whitespace-character-count="345"/>
    <meta:generator>LibreOffice/6.0.7.3$Linux_X86_64 LibreOffice_project/00m0$Build-3</meta:generator>
  </office:meta>
</office:document-meta>
</file>